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272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Subtitle">
      <style:paragraph-properties fo:text-align="start" style:justify-single-word="false"/>
      <style:text-properties fo:color="#808080" fo:font-size="18pt" fo:font-style="italic" style:font-size-asian="18pt" style:font-style-asian="italic" style:font-size-complex="18pt" style:font-style-complex="italic"/>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language="fr" fo:country="FR" style:font-size-asian="10.5pt" style:font-size-complex="12pt"/>
    </style:style>
    <style:style style:name="P7" style:family="paragraph" style:parent-style-name="Text_20_body">
      <style:paragraph-properties fo:text-align="justify" style:justify-single-word="false"/>
      <style:text-properties fo:color="#000000" fo:font-size="12pt" style:font-size-asian="12pt" style:font-size-complex="12pt"/>
    </style:style>
    <style:style style:name="P8" style:family="paragraph" style:parent-style-name="Standard">
      <style:text-properties fo:color="#ff0000" fo:font-weight="bold" style:font-weight-asian="bold" style:font-weight-complex="bold"/>
    </style:style>
    <style:style style:name="P9" style:family="paragraph" style:parent-style-name="Text_20_body" style:list-style-name="L1"/>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color="#4c4c4c" style:font-name="Liberation San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Heading_20_1">
      <style:text-properties fo:font-size="18pt" style:font-size-asian="18pt" style:font-size-complex="18pt"/>
    </style:style>
    <style:style style:name="P14" style:family="paragraph" style:parent-style-name="Heading_20_1">
      <style:paragraph-properties fo:break-before="page"/>
      <style:text-properties fo:font-size="18pt" style:font-size-asian="18pt" style:font-size-complex="18pt"/>
    </style:style>
    <style:style style:name="P15" style:family="paragraph" style:parent-style-name="Heading_20_2">
      <style:text-properties fo:color="#4c4c4c" fo:font-size="16.1000003814697pt" fo:font-style="normal" style:font-size-asian="16.1000003814697pt" style:font-style-asian="normal" style:font-size-complex="16.1000003814697pt" style:font-style-complex="normal"/>
    </style:style>
    <style:style style:name="P16" style:family="paragraph" style:parent-style-name="Heading_20_2">
      <style:text-properties fo:color="#4c4c4c"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M TP 1</text:p>
      <text:p text:style-name="P3">PREMIERES IMAGES MEDICALES, PREMIERES SEGMENTATIONS</text:p>
      <text:h text:style-name="P13" text:outline-level="1">Objectifs du TP</text:h>
      <text:p text:style-name="P4"><text:span text:style-name="T2">Ce TP a pour objectif de nous faire implémenter une fonction permettant d'afficher les différentes coupes acquises par une IRM, ainsi que de segmenter ces coupes afin de faire apparaître les différentes parties d'un cerveau. Enfin il s'agira de corriger une acquisition d'IRM bruitée à l'aide d'une régression par moindre carrés.</text:span></text:p>
      <text:h text:style-name="P13" text:outline-level="1">Travail réalisé</text:h>
      <text:p text:style-name="Text_20_body">Pour atteindre les objectifs précédents, le TP est divisé en trois parties :</text:p>
      <text:list xml:id="list14963030441" text:style-name="L1">
        <text:list-item>
          <text:p text:style-name="P9">Affichage des différentes coupes</text:p>
        </text:list-item>
        <text:list-item>
          <text:p text:style-name="P9">Segmentation par l'algorithme des k-means</text:p>
        </text:list-item>
        <text:list-item>
          <text:p text:style-name="P9">Régression par moindres carrés</text:p>
        </text:list-item>
      </text:list>
      <text:h text:style-name="P15" text:outline-level="2">Affichages des coupes</text:h>
      <text:p text:style-name="P5"><text:span text:style-name="T1">Pour afficher les différentes coupes nous avons créé une fonction appelée </text:span><text:span text:style-name="T4">coupe_aff </text:span><text:span text:style-name="T7">qui prend en paramètres la matrice contenant les points en 3D du cerveau, ainsi que l'axe selon lequel nous voulons obtenir la coupe, i.e l'axe coronal, axial ou sagittal. Par la suite nous effectuons une boucle </text:span><text:span text:style-name="T6">for </text:span><text:span text:style-name="T7">sur l'ensemble des coordonnées, en prenant le soin d'effectuer un </text:span><text:span text:style-name="T4">squeeze</text:span><text:span text:style-name="T7"> sur la matrice de manière à conserver seulement deux dimensions.</text:span></text:p>
      <text:p text:style-name="P10"/>
      <text:p text:style-name="P10"/>
      <text:p text:style-name="P10"/>
      <text:p text:style-name="P10"/>
      <text:p text:style-name="P10"/>
      <text:p text:style-name="P10"/>
      <text:p text:style-name="P10"/>
      <text:p text:style-name="P10"/>
      <text:p text:style-name="P10"/>
      <text:p text:style-name="P10"/>
      <text:p text:style-name="P11"><text:soft-page-break/>Segmentation par l'algorithme des k-means</text:p>
      <text:p text:style-name="P12">L'algorithme des k-means est un algorithme de segmentation permettant de séparer les différents niveaux de gris. Ici on s'en sert pour séparer l'IRM en 4 classes: le fond, le liquide céphalo-rachidien, la matière grise, et la matière blanche.</text:p>
      <text:p text:style-name="P12">Le fonctionnement de l'algorithme des k-means est le suivant :</text:p>
      <text:p text:style-name="P5"><text:span text:style-name="T1">1) On initialise K graines, </text:span><text:span text:style-name="T1">étiquetées de 1 à K.</text:span><text:span text:style-name="T1"> </text:span><text:span text:style-name="T1">I</text:span><text:span text:style-name="T1">ci nous avons besoin de 4 graines, on les initialise de façon à ce qu'elles </text:span><text:span text:style-name="T1">couvrent chacune ¼ des niveaux de gris de l'histogramme.</text:span></text:p>
      <text:p text:style-name="P12">2) On répète les étapes suivantes jusqu'à convergence :</text:p>
      <text:p text:style-name="P5"><text:span text:style-name="T1">- <text:s/>Pour chaque pixel, on tr</text:span><text:span text:style-name="T1">ouve la graine la plus proche au sens de la distance euclidienne</text:span></text:p>
      <text:p text:style-name="P12">- <text:s/>On donne à ce pixel l'étiquette de cette graine</text:p>
      <text:p text:style-name="P12">- <text:s/>On calcule les barycentres de chaque classe, qui deviennent les nouvelles graines</text:p>
      <text:p text:style-name="P12">L'avantage de cette méthode est qu'elle peut être faite directement sur la matrice en 3 dimensions du cerveau. </text:p>
      <text:p text:style-name="P5"><text:span text:style-name="T1">La fonction </text:span><text:span text:style-name="T5">MarchingCubes</text:span><text:span text:style-name="T1"> nous permet par la suite de visualiser en 3 dimensions le résultat de notre segmentation.</text:span></text:p>
      <text:h text:style-name="P16" text:outline-level="2">Régression par moindres carrés</text:h>
      <text:p text:style-name="P7"><text:span text:style-name="T7">Nous pouvons constater en regardant l'image </text:span><text:span text:style-name="T4">IRM_cerveau_avecbiais,png </text:span><text:span text:style-name="T7">que </text:span><text:span text:style-name="T7">l'image présente un biais, c'est à dire que l'image présente un dégradé de gris non uniforme. Cela est du à l'acquisition par IRM, et doit être corrigé.</text:span></text:p>
      <text:p text:style-name="P7"><text:span text:style-name="T7">L'une des méthodes pour corriger ce biais est d'effectuer une régression par moindres carrés. C'est une régression linéaire qui cherche le plan ax+by+c qui approxime le mieux un nuage de point. En cherchant ce plan sur notre image biaisée, puis en </text:span><text:span text:style-name="T7">linéarisant ce plan on peut corriger ce biais, et ainsi retrouver une image d'une qualité acceptable.</text:span></text:p>
      <text:h text:style-name="P14" text:outline-level="1">Illustrations</text:h>
      <text:p text:style-name="P8">Insérer ici des images, et/ou avant, et/ou après</text:p>
      <text:p text:style-name="Standard"/>
      <text:h text:style-name="P13" text:outline-level="1">Conclusion</text:h>
      <text:p text:style-name="P6"><text:span text:style-name="T3">Ce TP nous a permis de découvrir des méthodes permettant de segmenter une image acquise par une IRM, ainsi que différentes façon de visualiser les images obtenues. </text:span><text:span text:style-name="T3">Nous avons également utilisé des méthodes pour corriger les images venant d'une I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272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LE BEC Johan<text:tab/>IMM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1:29:06.024544714</meta:creation-date>
    <dc:date>2015-10-17T11:26:48</dc:date>
    <meta:editing-duration>PT3H19M58S</meta:editing-duration>
    <meta:editing-cycles>15</meta:editing-cycles>
    <meta:generator>LibreOffice/3.5$Linux_X86_64 LibreOffice_project/350m1$Build-2</meta:generator>
    <meta:document-statistic meta:table-count="0" meta:image-count="0" meta:object-count="0" meta:page-count="3" meta:paragraph-count="29" meta:word-count="492" meta:character-count="3055" meta:non-whitespace-character-count="2591"/>
  </office:meta>
</office:document-meta>
</file>